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5cm" fo:margin-left="-0.132cm" fo:margin-right="-0.113cm" table:align="margins" style:writing-mode="lr-tb"/>
    </style:style>
    <style:style style:name="Tableau1.A" style:family="table-column">
      <style:table-column-properties style:column-width="0.633cm" style:rel-column-width="2554*"/>
    </style:style>
    <style:style style:name="Tableau1.B" style:family="table-column">
      <style:table-column-properties style:column-width="3.866cm" style:rel-column-width="15597*"/>
    </style:style>
    <style:style style:name="Tableau1.C" style:family="table-column">
      <style:table-column-properties style:column-width="6.588cm" style:rel-column-width="26576*"/>
    </style:style>
    <style:style style:name="Tableau1.D" style:family="table-column">
      <style:table-column-properties style:column-width="5.158cm" style:rel-column-width="20808*"/>
    </style:style>
    <style:style style:name="Tableau1.1" style:family="table-row">
      <style:table-row-properties fo:keep-together="always"/>
    </style:style>
    <style:style style:name="Tableau1.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1.B1.1" style:family="table-column">
      <style:table-column-properties style:column-width="3.865cm" style:rel-column-width="15592*"/>
    </style:style>
    <style:style style:name="Tableau1.B1.2" style:family="table-column">
      <style:table-column-properties style:column-width="6.588cm" style:rel-column-width="26580*"/>
    </style:style>
    <style:style style:name="Tableau1.B1.3" style:family="table-column">
      <style:table-column-properties style:column-width="5.158cm" style:rel-column-width="20809*"/>
    </style:style>
    <style:style style:name="Tableau1.B1.1.1" style:family="table-cell">
      <style:table-cell-properties style:vertical-align="top" style:border-line-width-right="0.012cm 0.012cm 0.012cm" fo:padding-left="0.123cm" fo:padding-right="0.123cm" fo:padding-top="0cm" fo:padding-bottom="0cm" fo:border-left="1pt solid #000000" fo:border-right="1.05pt double #000000" fo:border-top="1pt solid #000000" fo:border-bottom="0.5pt solid #000000" style:writing-mode="lr-tb"/>
    </style:style>
    <style:style style:name="Tableau1.B1.1.2"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eau1.B1.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3.2"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eau1.2" style:family="table-row">
      <style:table-row-properties fo:keep-together="auto"/>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text-properties fo:font-size="1pt" style:font-size-asian="1pt"/>
    </style:style>
    <style:style style:name="P4" style:family="paragraph" style:parent-style-name="Standard">
      <style:paragraph-properties fo:padding="0.035cm" fo:border="0.51pt solid #000000" style:shadow="#000000 0.062cm 0.062cm"/>
    </style:style>
    <style:style style:name="P5" style:family="paragraph" style:parent-style-name="Standard">
      <style:paragraph-properties fo:text-align="justify" style:justify-single-word="false" fo:padding="0.035cm" fo:border="0.51pt solid #000000" style:shadow="#000000 0.062cm 0.062cm"/>
    </style:style>
    <style:style style:name="P6" style:family="paragraph" style:parent-style-name="Standard">
      <style:paragraph-properties fo:text-align="justify" style:justify-single-word="false" fo:padding="0.035cm" fo:border="0.51pt solid #000000" style:shadow="#000000 0.062cm 0.062cm"/>
      <style:text-properties officeooo:paragraph-rsid="00156db4"/>
    </style:style>
    <style:style style:name="P7" style:family="paragraph" style:parent-style-name="Standard">
      <style:paragraph-properties fo:padding="0.035cm" fo:border="0.51pt solid #000000" style:shadow="#000000 0.062cm 0.062cm"/>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fo:padding="0.035cm" fo:border="0.51pt solid #000000" style:shadow="#000000 0.062cm 0.062cm"/>
      <style:text-properties fo:font-size="12pt" officeooo:rsid="00156db4" officeooo:paragraph-rsid="00156db4" style:font-size-asian="12pt" style:font-size-complex="12pt"/>
    </style:style>
    <style:style style:name="P9" style:family="paragraph" style:parent-style-name="Standard">
      <style:paragraph-properties fo:text-align="center" style:justify-single-word="false" fo:padding="0.035cm" fo:border="0.51pt solid #000000" style:shadow="#000000 0.062cm 0.062cm"/>
      <style:text-properties fo:font-size="16pt" fo:font-style="italic" fo:font-weight="bold" officeooo:rsid="00156db4" officeooo:paragraph-rsid="00156db4" style:font-size-asian="16pt" style:font-style-asian="italic" style:font-weight-asian="bold" style:font-style-complex="italic"/>
    </style:style>
    <style:style style:name="P10" style:family="paragraph" style:parent-style-name="Standard">
      <style:paragraph-properties fo:text-align="justify" style:justify-single-word="false" fo:padding="0.035cm" fo:border="0.51pt solid #000000" style:shadow="#000000 0.062cm 0.062cm"/>
      <style:text-properties officeooo:rsid="00156db4" officeooo:paragraph-rsid="00156db4"/>
    </style:style>
    <style:style style:name="P11" style:family="paragraph" style:parent-style-name="Standard">
      <style:paragraph-properties fo:margin-top="0.035cm" fo:margin-bottom="0.035cm" loext:contextual-spacing="false" style:snap-to-layout-grid="false"/>
      <style:text-properties fo:font-weight="bold" style:font-weight-asian="bold"/>
    </style:style>
    <style:style style:name="P12" style:family="paragraph" style:parent-style-name="Standard">
      <style:paragraph-properties fo:margin-top="0.035cm" fo:margin-bottom="0.035cm" loext:contextual-spacing="false" style:snap-to-layout-grid="false"/>
      <style:text-properties fo:font-size="14pt" style:font-size-asian="14pt"/>
    </style:style>
    <style:style style:name="P13" style:family="paragraph" style:parent-style-name="Standard">
      <style:paragraph-properties fo:margin-top="0.199cm" fo:margin-bottom="0cm" loext:contextual-spacing="false" fo:text-align="center" style:justify-single-word="false" fo:background-color="transparent">
        <style:background-image/>
      </style:paragraph-properties>
      <style:text-properties fo:color="#000000" fo:background-color="transparent"/>
    </style:style>
    <style:style style:name="P14"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style>
    <style:style style:name="T2" style:family="text">
      <style:text-properties style:text-position="super 58%" fo:font-size="16pt" style:font-size-asian="16pt"/>
    </style:style>
    <style:style style:name="T3" style:family="text">
      <style:text-properties fo:font-size="12pt" officeooo:rsid="00156db4" style:font-size-asian="12pt" style:font-size-complex="12pt"/>
    </style:style>
    <style:style style:name="T4" style:family="text">
      <style:text-properties officeooo:rsid="000f804a"/>
    </style:style>
    <style:style style:name="T5" style:family="text">
      <style:text-properties officeooo:rsid="001501eb"/>
    </style:style>
    <style:style style:name="T6" style:family="text">
      <style:text-properties officeooo:rsid="00168c1c"/>
    </style:style>
    <style:style style:name="fr1" style:family="graphic" style:parent-style-name="Frame">
      <style:graphic-properties fo:margin-left="0.249cm" fo:margin-right="0.249cm" style:wrap="dynamic" style:number-wrapped-paragraphs="no-limit" style:vertical-pos="middle" style:vertical-rel="baseline" style:horizontal-pos="from-left" style:horizontal-rel="paragraph" fo:background-color="transparent" style:background-transparency="100%" fo:padding="0.035cm" fo:border="0.99pt solid #000000" style:shadow="#666666 0.139cm 0.139cm" draw:shadow-opacity="100%" style:writing-mode="lr-tb" draw:wrap-influence-on-position="once-successiv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Cadre1" text:anchor-type="as-char" svg:width="8.694cm" draw:z-index="0"><draw:text-box fo:min-height="1.288cm"><text:p text:style-name="P13"><text:span text:style-name="T1">PROJET 1</text:span><text:span text:style-name="T2">ème</text:span><text:span text:style-name="T1"> ANNÉE INFO S2</text:span></text:p></draw:text-box></draw:frame></text:p>
      <text:h text:style-name="Heading_20_1" text:outline-level="1">intitulé :</text:h>
      <text:p text:style-name="P4"/>
      <text:p text:style-name="P9">La tournée du facteur <text:span text:style-name="T6">(sujet très dur)</text:span></text:p>
      <text:p text:style-name="P4"/>
      <text:h text:style-name="Heading_20_1" text:outline-level="1">sujet :</text:h>
      <text:p text:style-name="P5"><text:tab/><text:span text:style-name="T3">Nous souhaitons proposer le chemin que devra suivre un facteur pour sa tournée dans Lannion. Le but de ce projet est donc de proposer une application qui permettra d'afficher la route à suivre pour un facteur.</text:span></text:p>
      <text:p text:style-name="P8">La poste a une liste de courriers (lettre, colis, plis rapides, etc.) à distribuer. Les colis et plis rapides nécessitent des moyens de transport pour lesquels tous les facteurs n'ont pas l'habilitation. Certaines rues piétonnes obligent les facteurs à faire leur tournée à pied. L'ensemble du courrier qu'ils doivent livrer ne peut alors pas porter et il doivent retourner à la poste prendre le reste de la distribution.</text:p>
      <text:p text:style-name="P8">Certaines rues (non piétonnes) sont à sens unique.</text:p>
      <text:p text:style-name="P10"/>
      <text:p text:style-name="P8">L'application doit afficher les adresses et nombre de lettres/colis par lesquelles le facteur doit passer. </text:p>
      <text:p text:style-name="P10"/>
      <text:p text:style-name="P8">Bien sûr l'algorithme pour trouver les parcours des facteurs doit être choisi de façon à permettre une dépense minimale en temps, carburant et avec le moins possible de facteurs. </text:p>
      <text:p text:style-name="P6"/>
      <text:p text:style-name="P6"/>
      <text:h text:style-name="Heading_20_1" text:outline-level="1">matériels et logiciels :</text:h>
      <text:p text:style-name="P5">Matériel : <text:span text:style-name="T5">PC du département</text:span></text:p>
      <text:p text:style-name="P5">logiciels : Langage JAVA<text:span text:style-name="T5">+eclipse + Trac/SVN </text:span></text:p>
      <text:p text:style-name="P5"/>
      <text:p text:style-name="P5"/>
      <text:h text:style-name="Heading_20_1" text:outline-level="1">Nom équipe <text:span text:style-name="T4">(groupe TP + numéro de 1 à 3)</text:span> :</text:h>
      <text:p text:style-name="P7"/>
      <text:p text:style-name="P4"/>
      <text:h text:style-name="Heading_20_1" text:outline-level="1">Constitution de l'équipe :</text:h>
      <text:p text:style-name="Text_20_body"><text: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
          </table:table-cell>
          <table:table-cell table:number-columns-spanned="3">
            <table:table table:is-sub-table="true">
              <table:table-column table:style-name="Tableau1.B1.1"/>
              <table:table-column table:style-name="Tableau1.B1.2"/>
              <table:table-column table:style-name="Tableau1.B1.3"/>
              <table:table-row table:style-name="Tableau1.1">
                <table:table-cell table:style-name="Tableau1.B1.1.1" table:number-columns-spanned="3" office:value-type="string">
                  <text:p text:style-name="P1"><text:span text:style-name="T4">Composition de l'é</text:span>quipe</text:p>
                </table:table-cell>
                <table:covered-table-cell/>
                <table:covered-table-cell/>
              </table:table-row>
              <table:table-row table:style-name="Tableau1.1">
                <table:table-cell table:style-name="Tableau1.B1.1.2" office:value-type="string">
                  <text:p text:style-name="P2">Nom</text:p>
                </table:table-cell>
                <table:table-cell table:style-name="Tableau1.B1.2.2" office:value-type="string">
                  <text:p text:style-name="P2">Prénom</text:p>
                </table:table-cell>
                <table:table-cell table:style-name="Tableau1.B1.3.2" office:value-type="string">
                  <text:p text:style-name="P2">Rôle primaire</text:p>
                </table:table-cell>
              </table:table-row>
            </table:table>
          </table:table-cell>
          <table:covered-table-cell/>
          <table:covered-table-cell/>
        </table:table-row>
        <table:table-row table:style-name="Tableau1.2">
          <table:table-cell table:style-name="Tableau1.B1.2.2" office:value-type="string">
            <text:p text:style-name="P11">1</text:p>
          </table:table-cell>
          <table:table-cell table:style-name="Tableau1.B1.1.2" office:value-type="string">
            <text:p text:style-name="P12"/>
          </table:table-cell>
          <table:table-cell table:style-name="Tableau1.B1.2.2" office:value-type="string">
            <text:p text:style-name="P12"/>
          </table:table-cell>
          <table:table-cell table:style-name="Tableau1.B1.3.2" office:value-type="string">
            <text:p text:style-name="P12"/>
          </table:table-cell>
        </table:table-row>
        <table:table-row table:style-name="Tableau1.2">
          <table:table-cell table:style-name="Tableau1.B1.2.2" office:value-type="string">
            <text:p text:style-name="P11">2</text:p>
          </table:table-cell>
          <table:table-cell table:style-name="Tableau1.B1.1.2" office:value-type="string">
            <text:p text:style-name="P12"/>
          </table:table-cell>
          <table:table-cell table:style-name="Tableau1.B1.2.2" office:value-type="string">
            <text:p text:style-name="P12"/>
          </table:table-cell>
          <table:table-cell table:style-name="Tableau1.B1.3.2" office:value-type="string">
            <text:p text:style-name="P12"/>
          </table:table-cell>
        </table:table-row>
        <table:table-row table:style-name="Tableau1.2">
          <table:table-cell table:style-name="Tableau1.B1.2.2" office:value-type="string">
            <text:p text:style-name="P11">3</text:p>
          </table:table-cell>
          <table:table-cell table:style-name="Tableau1.B1.1.2" office:value-type="string">
            <text:p text:style-name="P12"/>
          </table:table-cell>
          <table:table-cell table:style-name="Tableau1.B1.2.2" office:value-type="string">
            <text:p text:style-name="P12"/>
          </table:table-cell>
          <table:table-cell table:style-name="Tableau1.B1.3.2" office:value-type="string">
            <text:p text:style-name="P12"/>
          </table:table-cell>
        </table:table-row>
        <table:table-row table:style-name="Tableau1.2">
          <table:table-cell table:style-name="Tableau1.B1.2.2" office:value-type="string">
            <text:p text:style-name="P11">4</text:p>
          </table:table-cell>
          <table:table-cell table:style-name="Tableau1.B1.1.2" office:value-type="string">
            <text:p text:style-name="P12"/>
          </table:table-cell>
          <table:table-cell table:style-name="Tableau1.B1.2.2" office:value-type="string">
            <text:p text:style-name="P12"/>
          </table:table-cell>
          <table:table-cell table:style-name="Tableau1.B1.3.2" office:value-type="string">
            <text:p text:style-name="P12"/>
          </table:table-cell>
        </table:table-row>
        <table:table-row table:style-name="Tableau1.2">
          <table:table-cell table:style-name="Tableau1.B1.2.2" office:value-type="string">
            <text:p text:style-name="P11">5</text:p>
          </table:table-cell>
          <table:table-cell table:style-name="Tableau1.B1.1.2" office:value-type="string">
            <text:p text:style-name="P12"><text:s/></text:p>
          </table:table-cell>
          <table:table-cell table:style-name="Tableau1.B1.2.2" office:value-type="string">
            <text:p text:style-name="P12"/>
          </table:table-cell>
          <table:table-cell table:style-name="Tableau1.B1.3.2" office:value-type="string">
            <text:p text:style-name="P12"/>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52cm" fo:margin-bottom="2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ROJET</dc:title>
    <meta:initial-creator>P. NERZIC</meta:initial-creator>
    <meta:creation-date>2007-09-21T16:25:00</meta:creation-date>
    <dc:date>2016-03-01T15:48:04.951476929</dc:date>
    <meta:print-date>2003-09-29T18:26:00</meta:print-date>
    <meta:editing-cycles>11</meta:editing-cycles>
    <meta:editing-duration>P1DT2H3M46S</meta:editing-duration>
    <dc:creator>Mouloud Kharoune</dc:creator>
    <meta:document-statistic meta:table-count="1" meta:image-count="0" meta:object-count="0" meta:page-count="1" meta:paragraph-count="26" meta:word-count="214" meta:character-count="1263" meta:non-whitespace-character-count="1066"/>
    <meta:user-defined meta:name="Info 1"/>
    <meta:user-defined meta:name="Info 2"/>
    <meta:user-defined meta:name="Info 3"/>
    <meta:user-defined meta:name="Info 4"/>
  </office:meta>
</office:document-meta>
</file>